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c2f93" officeooo:paragraph-rsid="001c2f93"/>
    </style:style>
    <style:style style:name="P2" style:family="paragraph" style:parent-style-name="Standard" style:list-style-name="L1">
      <style:text-properties officeooo:rsid="001de55d" officeooo:paragraph-rsid="001de55d"/>
    </style:style>
    <style:style style:name="P3" style:family="paragraph" style:parent-style-name="Standard" style:list-style-name="L1">
      <style:text-properties officeooo:rsid="001c6515" officeooo:paragraph-rsid="001c6515"/>
    </style:style>
    <style:style style:name="T1" style:family="text">
      <style:text-properties officeooo:rsid="001c6515"/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851723925" text:style-name="L1">
        <text:list-item>
          <text:p text:style-name="P1">Introduction</text:p>
          <text:list>
            <text:list-item>
              <text:p text:style-name="P2">Theory</text:p>
            </text:list-item>
            <text:list-item>
              <text:p text:style-name="P2">Program Organization</text:p>
            </text:list-item>
            <text:list-item>
              <text:p text:style-name="P1">Concept of Operations</text:p>
            </text:list-item>
          </text:list>
        </text:list-item>
        <text:list-item>
          <text:p text:style-name="P1">Definition of Inputs and Outputs</text:p>
        </text:list-item>
        <text:list-item>
          <text:p text:style-name="P1">Input Scripts</text:p>
        </text:list-item>
        <text:list-item>
          <text:p text:style-name="P1">Us<text:span text:style-name="T1">ing LIFTLINEUI</text:span></text:p>
        </text:list-item>
        <text:list-item>
          <text:p text:style-name="P3">Function Reference</text:p>
          <text:list>
            <text:list-item>
              <text:p text:style-name="P3">Common Input/Output Variables</text:p>
            </text:list-item>
            <text:list-item>
              <text:p text:style-name="P3">Function 1</text:p>
            </text:list-item>
            <text:list-item>
              <text:p text:style-name="P3">Function 2</text:p>
            </text:list-item>
            <text:list-item>
              <text:p text:style-name="P3">…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20T21:18:58.418344454</meta:creation-date>
    <dc:date>2020-08-22T21:17:45.036016813</dc:date>
    <meta:editing-duration>PT20M59S</meta:editing-duration>
    <meta:editing-cycles>2</meta:editing-cycles>
    <meta:generator>LibreOffice/6.4.4.2$Linux_X86_64 LibreOffice_project/40$Build-2</meta:generator>
    <meta:document-statistic meta:table-count="0" meta:image-count="0" meta:object-count="0" meta:page-count="1" meta:paragraph-count="12" meta:word-count="38" meta:character-count="216" meta:non-whitespace-character-count="202"/>
  </office:meta>
</office:document-meta>
</file>